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standard">
      <style:graphic-properties draw:stroke="none" svg:stroke-color="#000000" draw:fill="none" draw:fill-color="#ffffff" fo:min-height="2.117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.54cm" svg:x="12.392cm" svg:y="1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17cm" svg:height="2.54cm" svg:x="1.5cm" svg:y="1.7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1cm" svg:height="2.54cm" svg:x="7.301cm" svg:y="1.7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14cm" svg:height="2.54cm" svg:x="9.501cm" svg:y="1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08cm" svg:height="2.54cm" svg:x="10.368cm" svg:y="1.7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8cm" svg:height="0.886cm" svg:x="1.365cm" svg:y="1.68cm">
          <draw:text-box>
            <text:p text:style-name="P2"><text:span text:style-name="T1">P</text:span><text:span text:style-name="T2">0</text:span></text:p>
          </draw:text-box>
        </draw:frame>
        <draw:frame draw:style-name="gr2" draw:text-style-name="P2" draw:layer="layout" svg:width="0.978cm" svg:height="0.886cm" svg:x="7.165cm" svg:y="1.68cm">
          <draw:text-box>
            <text:p text:style-name="P2"><text:span text:style-name="T1">P</text:span><text:span text:style-name="T2">1</text:span></text:p>
          </draw:text-box>
        </draw:frame>
        <draw:frame draw:style-name="gr2" draw:text-style-name="P2" draw:layer="layout" svg:width="0.978cm" svg:height="0.886cm" svg:x="9.365cm" svg:y="1.68cm">
          <draw:text-box>
            <text:p text:style-name="P2"><text:span text:style-name="T1">P</text:span><text:span text:style-name="T2">2</text:span></text:p>
          </draw:text-box>
        </draw:frame>
        <draw:frame draw:style-name="gr2" draw:text-style-name="P2" draw:layer="layout" svg:width="0.978cm" svg:height="0.886cm" svg:x="10.965cm" svg:y="1.68cm">
          <draw:text-box>
            <text:p text:style-name="P2"><text:span text:style-name="T1">P</text:span><text:span text:style-name="T2">3</text:span></text:p>
          </draw:text-box>
        </draw:frame>
        <draw:frame draw:style-name="gr3" draw:text-style-name="P2" draw:layer="layout" svg:width="0.978cm" svg:height="0.886cm" svg:x="13.065cm" svg:y="1.68cm">
          <draw:text-box>
            <text:p text:style-name="P2"><text:span text:style-name="T1">P</text:span><text:span text:style-name="T2">4</text:span></text:p>
          </draw:text-box>
        </draw:frame>
        <draw:custom-shape draw:style-name="gr4" draw:text-style-name="P3" draw:layer="layout" svg:width="1.546cm" svg:height="1.41cm" svg:x="1.761cm" svg:y="2.58cm">
          <text:p text:style-name="P3"><text:span text:style-name="T3">C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46cm" svg:height="1.41cm" svg:x="3.561cm" svg:y="2.58cm">
          <text:p text:style-name="P3"><text:span text:style-name="T3">C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6cm" svg:height="1.41cm" svg:x="5.461cm" svg:y="2.58cm">
          <text:p text:style-name="P1"><text:span text:style-name="T3">C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6cm" svg:height="1.41cm" svg:x="7.561cm" svg:y="2.58cm">
          <text:p text:style-name="P1"><text:span text:style-name="T3">C</text:span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6cm" svg:height="1.41cm" svg:x="10.661cm" svg:y="2.58cm">
          <text:p text:style-name="P1"><text:span text:style-name="T3">C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6cm" svg:height="1.41cm" svg:x="12.661cm" svg:y="2.58cm">
          <text:p text:style-name="P1"><text:span text:style-name="T3">C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6cm" svg:height="1.41cm" svg:x="14.461cm" svg:y="2.58cm">
          <text:p text:style-name="P1"><text:span text:style-name="T3">C</text:span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46cm" svg:height="1.41cm" svg:x="16.261cm" svg:y="2.58cm">
          <text:p text:style-name="P1"><text:span text:style-name="T3">C</text:span><text:span text:style-name="T4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4T14:42:01</meta:creation-date>
    <dc:date>2009-04-14T15:01:17</dc:date>
    <meta:editing-duration>PT00H02M35S</meta:editing-duration>
    <meta:editing-cycles>1</meta:editing-cycles>
    <meta:document-statistic meta:object-count="18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